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style style:name="P3" style:family="paragraph" style:parent-style-name="Text_20_body" style:list-style-name="L1"/>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Method: building the model</text:p>
      <text:p text:style-name="Text_20_body">We chose 5 C.elegans embryo recordings. These were manually lineaged as far as we could and fitted together as follows: (<text:span text:style-name="T1">endrov ref</text:span>). Average embryo size as defined by ABa, ABp, EMS and P2' was extracted and all embryos normalized to this size. The life span of each cell of each embryo was normalized to the average of that particular cell. One embryo that had a particularly complete lineage was chosen as the overall angle reference. The other embryos were then superimposed onto this one at a number of time points by minimizing the sum of squared distances between co-existing cells. This was done with gradient descent implemented in Java. The model lineage is defined as the union of all lineages, with the average cell life span and coordinates at each time point as the average of the superimpositions.</text:p>
      <text:p text:style-name="Text_20_body"/>
      <text:p text:style-name="Text_20_body">which embry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8-05-29T11:12:02</meta:creation-date>
    <dc:date>2008-05-30T16:41:01</dc:date>
    <dc:language>en-GB</dc:language>
    <meta:editing-cycles>8</meta:editing-cycles>
    <meta:editing-duration>P1DT5H29M4S</meta:editing-duration>
    <meta:user-defined meta:name="Info 1"/>
    <meta:user-defined meta:name="Info 2"/>
    <meta:user-defined meta:name="Info 3"/>
    <meta:user-defined meta:name="Info 4"/>
    <meta:document-statistic meta:table-count="0" meta:image-count="0" meta:object-count="0" meta:page-count="1" meta:paragraph-count="3" meta:word-count="145" meta:character-count="849"/>
  </office:meta>
</office:document-meta>
</file>